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adornments="Regular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93cm" table:align="left" style:writing-mode="lr-tb"/>
    </style:style>
    <style:style style:name="Table1.A" style:family="table-column">
      <style:table-column-properties style:column-width="3.193cm"/>
    </style:style>
    <style:style style:name="Table1.B" style:family="table-column">
      <style:table-column-properties style:column-width="11.8cm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4.99cm" table:align="left" style:writing-mode="lr-tb"/>
    </style:style>
    <style:style style:name="Table2.A" style:family="table-column">
      <style:table-column-properties style:column-width="2.999cm"/>
    </style:style>
    <style:style style:name="Table2.B" style:family="table-column">
      <style:table-column-properties style:column-width="1.99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993cm" table:align="left" style:writing-mode="lr-tb"/>
    </style:style>
    <style:style style:name="Table3.A" style:family="table-column">
      <style:table-column-properties style:column-width="2.999cm"/>
    </style:style>
    <style:style style:name="Table3.B" style:family="table-column">
      <style:table-column-properties style:column-width="2.205cm"/>
    </style:style>
    <style:style style:name="Table3.C" style:family="table-column">
      <style:table-column-properties style:column-width="2.399cm"/>
    </style:style>
    <style:style style:name="Table3.F" style:family="table-column">
      <style:table-column-properties style:column-width="2.59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officeooo:rsid="01832f42" officeooo:paragraph-rsid="01832f42"/>
    </style:style>
    <style:style style:name="P5" style:family="paragraph" style:parent-style-name="SBC_3a_author_28_s_29_">
      <style:text-properties officeooo:rsid="0034811c" officeooo:paragraph-rsid="0086aa96"/>
    </style:style>
    <style:style style:name="P6" style:family="paragraph" style:parent-style-name="SBC_3a_reference">
      <style:text-properties officeooo:paragraph-rsid="00cfd323"/>
    </style:style>
    <style:style style:name="P7" style:family="paragraph" style:parent-style-name="SBC_3a_reference">
      <style:text-properties officeooo:paragraph-rsid="00d20dba"/>
    </style:style>
    <style:style style:name="P8" style:family="paragraph" style:parent-style-name="SBC_3a_reference">
      <style:text-properties officeooo:paragraph-rsid="00edfa0d"/>
    </style:style>
    <style:style style:name="P9" style:family="paragraph" style:parent-style-name="SBC_3a_reference">
      <style:text-properties officeooo:paragraph-rsid="0112cdff"/>
    </style:style>
    <style:style style:name="P10" style:family="paragraph" style:parent-style-name="SBC_3a_reference">
      <style:text-properties officeooo:paragraph-rsid="01505523"/>
    </style:style>
    <style:style style:name="P11" style:family="paragraph" style:parent-style-name="SBC_3a_reference">
      <style:text-properties officeooo:paragraph-rsid="015bb276"/>
    </style:style>
    <style:style style:name="P12" style:family="paragraph" style:parent-style-name="SBC_3a_reference">
      <style:text-properties officeooo:paragraph-rsid="01605f9f"/>
    </style:style>
    <style:style style:name="P13" style:family="paragraph" style:parent-style-name="SBC_3a_reference">
      <style:text-properties officeooo:paragraph-rsid="01674848"/>
    </style:style>
    <style:style style:name="P14" style:family="paragraph" style:parent-style-name="SBC_3a_reference">
      <style:text-properties officeooo:rsid="0176b698" officeooo:paragraph-rsid="01605f9f"/>
    </style:style>
    <style:style style:name="P15" style:family="paragraph" style:parent-style-name="SBC_3a_reference">
      <style:text-properties officeooo:rsid="019abd12" officeooo:paragraph-rsid="019abd12"/>
    </style:style>
    <style:style style:name="P16" style:family="paragraph" style:parent-style-name="SBC_3a_reference">
      <style:text-properties officeooo:rsid="019abd12" officeooo:paragraph-rsid="01af36bb"/>
    </style:style>
    <style:style style:name="P17" style:family="paragraph" style:parent-style-name="SBC_3a_paragraph_3a_first">
      <style:text-properties officeooo:rsid="00d7184b" officeooo:paragraph-rsid="011f6af1"/>
    </style:style>
    <style:style style:name="P18" style:family="paragraph" style:parent-style-name="SBC_3a_paragraph_3a_first">
      <style:text-properties officeooo:paragraph-rsid="0135760f"/>
    </style:style>
    <style:style style:name="P19" style:family="paragraph" style:parent-style-name="SBC_3a_paragraph_3a_first">
      <style:text-properties officeooo:rsid="00f64eb0" officeooo:paragraph-rsid="01183b44"/>
    </style:style>
    <style:style style:name="P20" style:family="paragraph" style:parent-style-name="SBC_3a_paragraph_3a_first">
      <style:text-properties officeooo:rsid="0176b698" officeooo:paragraph-rsid="0179c260"/>
    </style:style>
    <style:style style:name="P21" style:family="paragraph" style:parent-style-name="Standard">
      <style:paragraph-properties fo:text-align="justify" style:justify-single-word="false"/>
      <style:text-properties style:font-name="Times2" fo:font-size="12pt" officeooo:paragraph-rsid="0135760f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23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24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paragraph-rsid="0135760f" style:font-size-asian="10pt" style:font-style-asian="normal" style:font-weight-asian="normal" style:font-size-complex="12pt" style:text-emphasize="none"/>
    </style:style>
    <style:style style:name="P25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18902d8" officeooo:paragraph-rsid="018902d8" style:font-size-asian="10pt" style:font-style-asian="normal" style:font-weight-asian="normal" style:font-size-complex="12pt" style:text-emphasize="none"/>
    </style:style>
    <style:style style:name="P26" style:family="paragraph" style:parent-style-name="Table_20_Heading">
      <style:text-properties style:font-name="Times2"/>
    </style:style>
    <style:style style:name="P27" style:family="paragraph" style:parent-style-name="Table_20_Heading">
      <style:text-properties style:font-name="Times2" fo:font-size="12pt" officeooo:paragraph-rsid="0135760f" style:font-size-asian="12pt" style:font-size-complex="12pt"/>
    </style:style>
    <style:style style:name="P28" style:family="paragraph" style:parent-style-name="Table_20_Heading">
      <style:text-properties style:font-name="Times2" fo:font-size="12pt" officeooo:rsid="018489c5" officeooo:paragraph-rsid="018489c5" style:font-size-asian="12pt" style:font-size-complex="12pt"/>
    </style:style>
    <style:style style:name="P29" style:family="paragraph" style:parent-style-name="Table_20_Heading">
      <style:text-properties officeooo:paragraph-rsid="0135760f"/>
    </style:style>
    <style:style style:name="P30" style:family="paragraph" style:parent-style-name="Table_20_Contents">
      <style:text-properties officeooo:rsid="01243f37" officeooo:paragraph-rsid="0135760f"/>
    </style:style>
    <style:style style:name="P31" style:family="paragraph" style:parent-style-name="Table_20_Contents">
      <style:paragraph-properties fo:text-align="end" style:justify-single-word="false"/>
      <style:text-properties style:font-name="Times2" fo:font-size="12pt" officeooo:paragraph-rsid="0135760f" style:font-size-asian="12pt" style:font-size-complex="12pt"/>
    </style:style>
    <style:style style:name="P32" style:family="paragraph" style:parent-style-name="Table_20_Contents">
      <style:paragraph-properties fo:text-align="end" style:justify-single-word="false"/>
      <style:text-properties style:font-name="Times2" fo:font-size="12pt" officeooo:rsid="0128e9ae" officeooo:paragraph-rsid="0135760f" style:font-size-asian="12pt" style:font-size-complex="12pt"/>
    </style:style>
    <style:style style:name="P33" style:family="paragraph" style:parent-style-name="Table_20_Contents">
      <style:text-properties officeooo:rsid="00ff5221" officeooo:paragraph-rsid="0135760f"/>
    </style:style>
    <style:style style:name="P34" style:family="paragraph" style:parent-style-name="Table_20_Contents">
      <style:text-properties officeooo:rsid="00eb640c" officeooo:paragraph-rsid="0135760f"/>
    </style:style>
    <style:style style:name="P35" style:family="paragraph" style:parent-style-name="Table_20_Contents">
      <style:text-properties fo:font-weight="normal" officeooo:rsid="00ff5221" officeooo:paragraph-rsid="0135760f" style:font-weight-asian="normal" style:font-weight-complex="normal"/>
    </style:style>
    <style:style style:name="P36" style:family="paragraph" style:parent-style-name="Table_20_Contents">
      <style:text-properties fo:font-weight="normal" officeooo:paragraph-rsid="0135760f" style:font-weight-asian="normal" style:font-weight-complex="normal"/>
    </style:style>
    <style:style style:name="P37" style:family="paragraph" style:parent-style-name="Table_20_Contents">
      <style:text-properties officeooo:rsid="00f351fa" officeooo:paragraph-rsid="0135760f"/>
    </style:style>
    <style:style style:name="P38" style:family="paragraph" style:parent-style-name="Table_20_Contents">
      <style:text-properties officeooo:paragraph-rsid="0135760f"/>
    </style:style>
    <style:style style:name="P39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40" style:family="paragraph" style:parent-style-name="Table_20_Contents">
      <style:paragraph-properties fo:text-align="end" style:justify-single-word="false"/>
      <style:text-properties officeooo:rsid="018bf0e1" officeooo:paragraph-rsid="018bf0e1"/>
    </style:style>
    <style:style style:name="P41" style:family="paragraph" style:parent-style-name="Table_20_Contents">
      <style:paragraph-properties fo:text-align="end" style:justify-single-word="false"/>
    </style:style>
    <style:style style:name="P42" style:family="paragraph" style:parent-style-name="SBC_3a_paragraph">
      <style:text-properties officeooo:rsid="012d3ddc" officeooo:paragraph-rsid="0135760f"/>
    </style:style>
    <style:style style:name="P43" style:family="paragraph" style:parent-style-name="SBC_3a_paragraph">
      <style:text-properties officeooo:rsid="010d38eb" officeooo:paragraph-rsid="0135760f"/>
    </style:style>
    <style:style style:name="P44" style:family="paragraph" style:parent-style-name="SBC_3a_paragraph">
      <style:text-properties officeooo:rsid="010d38eb" officeooo:paragraph-rsid="0171b78d"/>
    </style:style>
    <style:style style:name="P45" style:family="paragraph" style:parent-style-name="SBC_3a_paragraph">
      <style:text-properties officeooo:rsid="010d38eb" officeooo:paragraph-rsid="0171f4c5"/>
    </style:style>
    <style:style style:name="P46" style:family="paragraph" style:parent-style-name="SBC_3a_paragraph">
      <style:text-properties officeooo:rsid="010c776e" officeooo:paragraph-rsid="0135760f"/>
    </style:style>
    <style:style style:name="P47" style:family="paragraph" style:parent-style-name="SBC_3a_paragraph">
      <style:text-properties officeooo:paragraph-rsid="0135760f"/>
    </style:style>
    <style:style style:name="P48" style:family="paragraph" style:parent-style-name="SBC_3a_paragraph">
      <style:text-properties officeooo:paragraph-rsid="013811e3"/>
    </style:style>
    <style:style style:name="P49" style:family="paragraph" style:parent-style-name="SBC_3a_paragraph">
      <style:text-properties officeooo:rsid="01943329" officeooo:paragraph-rsid="019639a9"/>
    </style:style>
    <style:style style:name="P50" style:family="paragraph" style:parent-style-name="SBC_3a_paragraph">
      <style:text-properties officeooo:rsid="0179c260" officeooo:paragraph-rsid="0179c260"/>
    </style:style>
    <style:style style:name="P51" style:family="paragraph" style:parent-style-name="SBC_3a_paragraph">
      <style:text-properties officeooo:rsid="01b2a040" officeooo:paragraph-rsid="01b2a040"/>
    </style:style>
    <style:style style:name="P52" style:family="paragraph" style:parent-style-name="SBC_3a_paragraph">
      <style:text-properties officeooo:rsid="01b2a040" officeooo:paragraph-rsid="01b53216"/>
    </style:style>
    <style:style style:name="P53" style:family="paragraph" style:parent-style-name="SBC_3a_paragraph">
      <style:text-properties officeooo:rsid="01b8e684" officeooo:paragraph-rsid="01b8e684"/>
    </style:style>
    <style:style style:name="P54" style:family="paragraph" style:parent-style-name="SBC_3a_caption">
      <style:text-properties officeooo:paragraph-rsid="0135760f"/>
    </style:style>
    <style:style style:name="P55" style:family="paragraph" style:parent-style-name="SBC_3a_caption">
      <style:text-properties officeooo:paragraph-rsid="018dd53d"/>
    </style:style>
    <style:style style:name="P56" style:family="paragraph" style:parent-style-name="Table_20_Heading">
      <style:paragraph-properties fo:margin-top="0.201cm" fo:margin-bottom="0.413cm" loext:contextual-spacing="false"/>
      <style:text-properties officeooo:rsid="018489c5" officeooo:paragraph-rsid="018489c5"/>
    </style:style>
    <style:style style:name="P57" style:family="paragraph" style:parent-style-name="Table_20_Heading">
      <style:paragraph-properties fo:margin-top="0.704cm" fo:margin-bottom="0.915cm" loext:contextual-spacing="false"/>
      <style:text-properties style:font-name="Times2"/>
    </style:style>
    <style:style style:name="P58" style:family="paragraph" style:parent-style-name="Table_20_Heading">
      <style:paragraph-properties fo:margin-top="1.106cm" fo:margin-bottom="1.318cm" loext:contextual-spacing="false"/>
      <style:text-properties officeooo:rsid="0131ed70" officeooo:paragraph-rsid="0135760f"/>
    </style:style>
    <style:style style:name="P59" style:family="paragraph" style:parent-style-name="SBC_3a_title_3a_2">
      <style:text-properties officeooo:rsid="00dee86b" officeooo:paragraph-rsid="00dee86b"/>
    </style:style>
    <style:style style:name="P60" style:family="paragraph" style:parent-style-name="SBC_3a_title_3a_2">
      <style:text-properties officeooo:rsid="00dba4a0" officeooo:paragraph-rsid="0135760f"/>
    </style:style>
    <style:style style:name="P61" style:family="paragraph" style:parent-style-name="SBC_3a_title_3a_2">
      <style:text-properties officeooo:rsid="0176b698" officeooo:paragraph-rsid="0176b698"/>
    </style:style>
    <style:style style:name="P62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63" style:family="paragraph" style:parent-style-name="SBC_3a_title_3a_1">
      <style:text-properties officeooo:rsid="000402be" officeooo:paragraph-rsid="000402be"/>
    </style:style>
    <style:style style:name="P64" style:family="paragraph" style:parent-style-name="SBC_3a_title_3a_1">
      <style:text-properties officeooo:rsid="004a40eb" officeooo:paragraph-rsid="004a40eb"/>
    </style:style>
    <style:style style:name="P65" style:family="paragraph" style:parent-style-name="SBC_3a_title_3a_1">
      <style:text-properties officeooo:rsid="011ed48f" officeooo:paragraph-rsid="011ed48f"/>
    </style:style>
    <style:style style:name="P66" style:family="paragraph" style:parent-style-name="SBC_3a_title_3a_1">
      <style:text-properties officeooo:rsid="0009c5c4" officeooo:paragraph-rsid="0009c5c4"/>
    </style:style>
    <style:style style:name="P67" style:family="paragraph" style:parent-style-name="SBC_3a_title_3a_1">
      <style:text-properties officeooo:rsid="00c3297d" officeooo:paragraph-rsid="00c3297d"/>
    </style:style>
    <style:style style:name="P68" style:family="paragraph" style:parent-style-name="SBC_3a_paragraph" style:list-style-name="L1">
      <style:text-properties officeooo:paragraph-rsid="01534001"/>
    </style:style>
    <style:style style:name="P69" style:family="paragraph" style:parent-style-name="SBC_3a_paragraph" style:list-style-name="L2">
      <style:text-properties officeooo:paragraph-rsid="01544584"/>
    </style:style>
    <style:style style:name="P70" style:family="paragraph" style:parent-style-name="SBC_3a_paragraph" style:list-style-name="L2">
      <style:text-properties fo:font-weight="bold" officeooo:rsid="00d7184b" officeooo:paragraph-rsid="01534001" style:font-weight-asian="bold" style:font-weight-complex="bold"/>
    </style:style>
    <style:style style:name="P71" style:family="paragraph" style:parent-style-name="SBC_3a_paragraph" style:list-style-name="L2">
      <style:text-properties fo:font-weight="bold" officeooo:rsid="00d7184b" officeooo:paragraph-rsid="0168e9cb" style:font-weight-asian="bold" style:font-weight-complex="bold"/>
    </style:style>
    <style:style style:name="P72" style:family="paragraph" style:parent-style-name="SBC_3a_paragraph" style:list-style-name="L2">
      <style:text-properties fo:font-weight="bold" officeooo:rsid="00d7184b" officeooo:paragraph-rsid="016bc4b2" style:font-weight-asian="bold" style:font-weight-complex="bold"/>
    </style:style>
    <style:style style:name="P73" style:family="paragraph" style:parent-style-name="SBC_3a_paragraph" style:list-style-name="L2">
      <style:text-properties fo:font-weight="bold" officeooo:rsid="00d7184b" officeooo:paragraph-rsid="0159ce64" style:font-weight-asian="bold" style:font-weight-complex="bold"/>
    </style:style>
    <style:style style:name="P74" style:family="paragraph" style:parent-style-name="SBC_3a_paragraph" style:list-style-name="L2">
      <style:text-properties officeooo:rsid="00d7184b" officeooo:paragraph-rsid="01bd2919"/>
    </style:style>
    <style:style style:name="P75" style:family="paragraph" style:parent-style-name="SBC_3a_paragraph" style:list-style-name="L3">
      <style:text-properties officeooo:rsid="0193239f" officeooo:paragraph-rsid="01a20979"/>
    </style:style>
    <style:style style:name="P76" style:family="paragraph" style:parent-style-name="SBC_3a_paragraph" style:list-style-name="L3">
      <style:text-properties officeooo:rsid="0193239f" officeooo:paragraph-rsid="01a3e6a9"/>
    </style:style>
    <style:style style:name="P77" style:family="paragraph" style:parent-style-name="SBC_3a_paragraph" style:list-style-name="L3">
      <style:text-properties officeooo:rsid="0193239f" officeooo:paragraph-rsid="01abb5df"/>
    </style:style>
    <style:style style:name="P78" style:family="paragraph" style:parent-style-name="SBC_3a_paragraph" style:list-style-name="L3">
      <style:text-properties officeooo:rsid="0193239f" officeooo:paragraph-rsid="0193239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7184b" style:font-weight-asian="bold" style:font-weight-complex="bold"/>
    </style:style>
    <style:style style:name="T3" style:family="text">
      <style:text-properties fo:font-weight="bold" officeooo:rsid="014b4404" style:font-weight-asian="bold" style:font-weight-complex="bold"/>
    </style:style>
    <style:style style:name="T4" style:family="text">
      <style:text-properties fo:font-weight="bold" officeooo:rsid="019639a9" style:font-weight-asian="bold" style:font-weight-complex="bold"/>
    </style:style>
    <style:style style:name="T5" style:family="text">
      <style:text-properties fo:font-weight="bold" officeooo:rsid="01943329" style:font-weight-asian="bold" style:font-weight-complex="bold"/>
    </style:style>
    <style:style style:name="T6" style:family="text">
      <style:text-properties officeooo:rsid="003929dc"/>
    </style:style>
    <style:style style:name="T7" style:family="text">
      <style:text-properties officeooo:rsid="003c268f"/>
    </style:style>
    <style:style style:name="T8" style:family="text">
      <style:text-properties officeooo:rsid="0086aa96"/>
    </style:style>
    <style:style style:name="T9" style:family="text">
      <style:text-properties officeooo:rsid="0005f406"/>
    </style:style>
    <style:style style:name="T10" style:family="text">
      <style:text-properties officeooo:rsid="0084a3a2"/>
    </style:style>
    <style:style style:name="T11" style:family="text">
      <style:text-properties officeooo:rsid="00935360"/>
    </style:style>
    <style:style style:name="T12" style:family="text">
      <style:text-properties officeooo:rsid="0094e63b"/>
    </style:style>
    <style:style style:name="T13" style:family="text">
      <style:text-properties style:language-asian="pt" style:country-asian="BR"/>
    </style:style>
    <style:style style:name="T14" style:family="text">
      <style:text-properties officeooo:rsid="0094e63b" style:language-asian="pt" style:country-asian="BR"/>
    </style:style>
    <style:style style:name="T15" style:family="text">
      <style:text-properties officeooo:rsid="00af66d4" style:language-asian="pt" style:country-asian="BR"/>
    </style:style>
    <style:style style:name="T16" style:family="text">
      <style:text-properties officeooo:rsid="00b39c61" style:language-asian="pt" style:country-asian="BR"/>
    </style:style>
    <style:style style:name="T17" style:family="text">
      <style:text-properties officeooo:rsid="00b478ac" style:language-asian="pt" style:country-asian="BR"/>
    </style:style>
    <style:style style:name="T18" style:family="text">
      <style:text-properties officeooo:rsid="009bc603"/>
    </style:style>
    <style:style style:name="T19" style:family="text">
      <style:text-properties officeooo:rsid="009c0e83"/>
    </style:style>
    <style:style style:name="T20" style:family="text">
      <style:text-properties officeooo:rsid="00a039e4"/>
    </style:style>
    <style:style style:name="T21" style:family="text">
      <style:text-properties officeooo:rsid="00a14707"/>
    </style:style>
    <style:style style:name="T22" style:family="text">
      <style:text-properties officeooo:rsid="00ad983f"/>
    </style:style>
    <style:style style:name="T23" style:family="text">
      <style:text-properties officeooo:rsid="00af66d4"/>
    </style:style>
    <style:style style:name="T24" style:family="text">
      <style:text-properties officeooo:rsid="00b478a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12ef8e3" style:font-weight-asian="normal" style:font-weight-complex="normal"/>
    </style:style>
    <style:style style:name="T27" style:family="text">
      <style:text-properties fo:font-weight="normal" officeooo:rsid="013cfa4b" style:font-weight-asian="normal" style:font-weight-complex="normal"/>
    </style:style>
    <style:style style:name="T28" style:family="text">
      <style:text-properties fo:font-weight="normal" officeooo:rsid="0140ae88" style:font-weight-asian="normal" style:font-weight-complex="normal"/>
    </style:style>
    <style:style style:name="T29" style:family="text">
      <style:text-properties fo:font-weight="normal" officeooo:rsid="01427d8b" style:font-weight-asian="normal" style:font-weight-complex="normal"/>
    </style:style>
    <style:style style:name="T30" style:family="text">
      <style:text-properties fo:font-weight="normal" officeooo:rsid="01447296" style:font-weight-asian="normal" style:font-weight-complex="normal"/>
    </style:style>
    <style:style style:name="T31" style:family="text">
      <style:text-properties fo:font-weight="normal" officeooo:rsid="014b4404" style:font-weight-asian="normal" style:font-weight-complex="normal"/>
    </style:style>
    <style:style style:name="T32" style:family="text">
      <style:text-properties fo:font-weight="normal" officeooo:rsid="01534001" style:font-weight-asian="normal" style:font-weight-complex="normal"/>
    </style:style>
    <style:style style:name="T33" style:family="text">
      <style:text-properties fo:font-weight="normal" officeooo:rsid="015248bc" style:font-weight-asian="normal" style:font-weight-complex="normal"/>
    </style:style>
    <style:style style:name="T34" style:family="text">
      <style:text-properties fo:font-weight="normal" officeooo:rsid="01542902" style:font-weight-asian="normal" style:font-weight-complex="normal"/>
    </style:style>
    <style:style style:name="T35" style:family="text">
      <style:text-properties fo:font-weight="normal" officeooo:rsid="01544584" style:font-weight-asian="normal" style:font-weight-complex="normal"/>
    </style:style>
    <style:style style:name="T36" style:family="text">
      <style:text-properties fo:font-weight="normal" officeooo:rsid="00dee86b" style:font-weight-asian="normal" style:font-weight-complex="normal"/>
    </style:style>
    <style:style style:name="T37" style:family="text">
      <style:text-properties fo:font-weight="normal" officeooo:rsid="015eb504" style:font-weight-asian="normal" style:font-weight-complex="normal"/>
    </style:style>
    <style:style style:name="T38" style:family="text">
      <style:text-properties fo:font-weight="normal" officeooo:rsid="015f9b21" style:font-weight-asian="normal" style:font-weight-complex="normal"/>
    </style:style>
    <style:style style:name="T39" style:family="text">
      <style:text-properties fo:font-weight="normal" officeooo:rsid="01622b57" style:font-weight-asian="normal" style:font-weight-complex="normal"/>
    </style:style>
    <style:style style:name="T40" style:family="text">
      <style:text-properties fo:font-weight="normal" officeooo:rsid="016258ce" style:font-weight-asian="normal" style:font-weight-complex="normal"/>
    </style:style>
    <style:style style:name="T41" style:family="text">
      <style:text-properties fo:font-weight="normal" officeooo:rsid="0164253d" style:font-weight-asian="normal" style:font-weight-complex="normal"/>
    </style:style>
    <style:style style:name="T42" style:family="text">
      <style:text-properties fo:font-weight="normal" officeooo:rsid="0168e9cb" style:font-weight-asian="normal" style:font-weight-complex="normal"/>
    </style:style>
    <style:style style:name="T43" style:family="text">
      <style:text-properties fo:font-weight="normal" officeooo:rsid="016943bb" style:font-weight-asian="normal" style:font-weight-complex="normal"/>
    </style:style>
    <style:style style:name="T44" style:family="text">
      <style:text-properties fo:font-weight="normal" officeooo:rsid="016a5102" style:font-weight-asian="normal" style:font-weight-complex="normal"/>
    </style:style>
    <style:style style:name="T45" style:family="text">
      <style:text-properties fo:font-weight="normal" officeooo:rsid="016bc4b2" style:font-weight-asian="normal" style:font-weight-complex="normal"/>
    </style:style>
    <style:style style:name="T46" style:family="text">
      <style:text-properties fo:font-weight="normal" officeooo:rsid="01992a85" style:font-weight-asian="normal" style:font-weight-complex="normal"/>
    </style:style>
    <style:style style:name="T47" style:family="text">
      <style:text-properties fo:font-weight="normal" officeooo:rsid="01a9bc36" style:font-weight-asian="normal" style:font-weight-complex="normal"/>
    </style:style>
    <style:style style:name="T48" style:family="text">
      <style:text-properties fo:font-weight="normal" officeooo:rsid="01ab86b0" style:font-weight-asian="normal" style:font-weight-complex="normal"/>
    </style:style>
    <style:style style:name="T49" style:family="text">
      <style:text-properties fo:font-weight="normal" officeooo:rsid="019abd12" style:font-weight-asian="normal" style:font-weight-complex="normal"/>
    </style:style>
    <style:style style:name="T50" style:family="text">
      <style:text-properties fo:font-weight="normal" officeooo:rsid="009bc603" style:font-weight-asian="normal" style:font-weight-complex="normal"/>
    </style:style>
    <style:style style:name="T51" style:family="text">
      <style:text-properties fo:font-weight="normal" officeooo:rsid="01b2fb68" style:font-weight-asian="normal" style:font-weight-complex="normal"/>
    </style:style>
    <style:style style:name="T52" style:family="text">
      <style:text-properties fo:font-weight="normal" officeooo:rsid="01b53216" style:font-weight-asian="normal" style:font-weight-complex="normal"/>
    </style:style>
    <style:style style:name="T53" style:family="text">
      <style:text-properties fo:font-weight="normal" officeooo:rsid="01b7f2eb" style:font-weight-asian="normal" style:font-weight-complex="normal"/>
    </style:style>
    <style:style style:name="T54" style:family="text">
      <style:text-properties fo:font-weight="normal" officeooo:rsid="01b8168e" style:font-weight-asian="normal" style:font-weight-complex="normal"/>
    </style:style>
    <style:style style:name="T55" style:family="text">
      <style:text-properties fo:font-weight="normal" officeooo:rsid="01bd2919" style:font-weight-asian="normal" style:font-weight-complex="normal"/>
    </style:style>
    <style:style style:name="T56" style:family="text">
      <style:text-properties officeooo:rsid="00ca33f4"/>
    </style:style>
    <style:style style:name="T57" style:family="text">
      <style:text-properties officeooo:rsid="00cbdf04"/>
    </style:style>
    <style:style style:name="T58" style:family="text">
      <style:text-properties officeooo:rsid="00cf0e07"/>
    </style:style>
    <style:style style:name="T59" style:family="text">
      <style:text-properties officeooo:rsid="00d20dba"/>
    </style:style>
    <style:style style:name="T60" style:family="text">
      <style:text-properties officeooo:rsid="00d8ad21"/>
    </style:style>
    <style:style style:name="T61" style:family="text">
      <style:text-properties officeooo:rsid="00dee86b"/>
    </style:style>
    <style:style style:name="T62" style:family="text">
      <style:text-properties officeooo:rsid="00e6a86c"/>
    </style:style>
    <style:style style:name="T63" style:family="text">
      <style:text-properties officeooo:rsid="00edfa0d"/>
    </style:style>
    <style:style style:name="T64" style:family="text">
      <style:text-properties officeooo:rsid="00ef5701"/>
    </style:style>
    <style:style style:name="T65" style:family="text">
      <style:text-properties officeooo:rsid="00f351fa"/>
    </style:style>
    <style:style style:name="T66" style:family="text">
      <style:text-properties officeooo:rsid="010d38eb"/>
    </style:style>
    <style:style style:name="T67" style:family="text">
      <style:text-properties officeooo:rsid="0112cdff"/>
    </style:style>
    <style:style style:name="T68" style:family="text">
      <style:text-properties officeooo:rsid="0116478a"/>
    </style:style>
    <style:style style:name="T69" style:family="text">
      <style:text-properties officeooo:rsid="01183b44"/>
    </style:style>
    <style:style style:name="T70" style:family="text">
      <style:text-properties officeooo:rsid="00d7184b"/>
    </style:style>
    <style:style style:name="T71" style:family="text">
      <style:text-properties officeooo:rsid="01243f37"/>
    </style:style>
    <style:style style:name="T72" style:family="text">
      <style:text-properties officeooo:rsid="01257d4e"/>
    </style:style>
    <style:style style:name="T73" style:family="text">
      <style:text-properties officeooo:rsid="01276871"/>
    </style:style>
    <style:style style:name="T74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75" style:family="text">
      <style:text-properties style:text-outline="false" style:text-line-through-style="none" style:text-line-through-type="none" fo:font-style="normal" fo:text-shadow="none" style:text-underline-style="none" fo:font-weight="normal" officeooo:rsid="01276dd7" style:font-style-asian="normal" style:font-weight-asian="normal" style:text-emphasize="none"/>
    </style:style>
    <style:style style:name="T76" style:family="text">
      <style:text-properties style:text-outline="false" style:text-line-through-style="none" style:text-line-through-type="none" fo:text-shadow="none" style:text-underline-style="none" fo:font-weight="bold" style:font-weight-asian="bold" style:text-emphasize="none"/>
    </style:style>
    <style:style style:name="T77" style:family="text">
      <style:text-properties style:text-outline="false" style:text-line-through-style="none" style:text-line-through-type="none" fo:text-shadow="none" style:text-underline-style="none" fo:font-weight="bold" officeooo:rsid="01276dd7" style:font-weight-asian="bold" style:text-emphasize="none"/>
    </style:style>
    <style:style style:name="T78" style:family="text">
      <style:text-properties officeooo:rsid="012eb778"/>
    </style:style>
    <style:style style:name="T79" style:family="text">
      <style:text-properties officeooo:rsid="0130173a"/>
    </style:style>
    <style:style style:name="T80" style:family="text">
      <style:text-properties officeooo:rsid="01397780"/>
    </style:style>
    <style:style style:name="T81" style:family="text">
      <style:text-properties officeooo:rsid="013c4eb8"/>
    </style:style>
    <style:style style:name="T82" style:family="text">
      <style:text-properties officeooo:rsid="014b4404"/>
    </style:style>
    <style:style style:name="T83" style:family="text">
      <style:text-properties officeooo:rsid="014c8602"/>
    </style:style>
    <style:style style:name="T84" style:family="text">
      <style:text-properties officeooo:rsid="01534001"/>
    </style:style>
    <style:style style:name="T85" style:family="text">
      <style:text-properties officeooo:rsid="015bb276"/>
    </style:style>
    <style:style style:name="T86" style:family="text">
      <style:text-properties style:use-window-font-color="true" style:text-underline-style="none" officeooo:rsid="015bb276"/>
    </style:style>
    <style:style style:name="T87" style:family="text">
      <style:text-properties officeooo:rsid="01605f9f"/>
    </style:style>
    <style:style style:name="T88" style:family="text">
      <style:text-properties officeooo:rsid="01674848"/>
    </style:style>
    <style:style style:name="T89" style:family="text">
      <style:text-properties officeooo:rsid="016a5102"/>
    </style:style>
    <style:style style:name="T90" style:family="text">
      <style:text-properties officeooo:rsid="0171f4c5"/>
    </style:style>
    <style:style style:name="T91" style:family="text">
      <style:text-properties officeooo:rsid="0179c260"/>
    </style:style>
    <style:style style:name="T92" style:family="text">
      <style:text-properties officeooo:rsid="0182d751"/>
    </style:style>
    <style:style style:name="T93" style:family="text">
      <style:text-properties officeooo:rsid="018dd53d"/>
    </style:style>
    <style:style style:name="T94" style:family="text">
      <style:text-properties officeooo:rsid="01943329"/>
    </style:style>
    <style:style style:name="T95" style:family="text">
      <style:text-properties officeooo:rsid="019639a9"/>
    </style:style>
    <style:style style:name="T96" style:family="text">
      <style:text-properties officeooo:rsid="01992a85"/>
    </style:style>
    <style:style style:name="T97" style:family="text">
      <style:text-properties officeooo:rsid="019f58f5"/>
    </style:style>
    <style:style style:name="T98" style:family="text">
      <style:text-properties officeooo:rsid="01a2a960"/>
    </style:style>
    <style:style style:name="T99" style:family="text">
      <style:text-properties officeooo:rsid="01a3e6a9"/>
    </style:style>
    <style:style style:name="T100" style:family="text">
      <style:text-properties officeooo:rsid="01a4a8db"/>
    </style:style>
    <style:style style:name="T101" style:family="text">
      <style:text-properties officeooo:rsid="01a9226f"/>
    </style:style>
    <style:style style:name="T102" style:family="text">
      <style:text-properties officeooo:rsid="01af36bb"/>
    </style:style>
    <style:style style:name="T103" style:family="text">
      <style:text-properties officeooo:rsid="01bb0aea"/>
    </style:style>
    <style:style style:name="T104" style:family="text">
      <style:text-properties officeooo:rsid="01bd21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Análise Comparativa de Algoritmos de Á<text:span text:style-name="T80">rvore de Decisão </text:span>para Predição de Encaminhamentos de Processos Administrativos em Órgãos Públicos</text:p>
      <text:p text:style-name="P5"><text:span text:style-name="T8">Deivid Francisco Gonzaga</text:span>, Anita Maria <text:span text:style-name="T8">d</text:span>a Rocha Fernandes</text:p>
      <text:p text:style-name="SBC_3a_institution">Pós Graduação em Big Data<text:span text:style-name="T20"> – </text:span>UNIVALI<text:span text:style-name="T20"> – </text:span>Campus Kobrasol<text:span text:style-name="T20"> – </text:span>São José<text:span text:style-name="T20"> – </text:span>SC</text:p>
      <text:p text:style-name="P1">deividfg@gmail.com, anita.fernandes@univali.br</text:p>
      <text:p text:style-name="SBC_3a_abstract"><text:span text:style-name="T1">Abstract.</text:span> <text:span text:style-name="T21">Under development</text:span>.</text:p>
      <text:p text:style-name="SBC_3a_resumo"><text:span text:style-name="T1">Resumo.</text:span> <text:span text:style-name="T6">Em desenvolvimento</text:span>.</text:p>
      <text:h text:style-name="P63" text:outline-level="1">Introdução</text:h>
      <text:p text:style-name="P2"><text:span text:style-name="T9">E</text:span>ste trabalho tem como objetivo realizar uma análise comparativa <text:span text:style-name="T19">de desempenho, eficácia e acurácia</text:span> em alguns algor<text:span text:style-name="T10">i</text:span>tmos de <text:span text:style-name="T19">aprendizagem de máquina </text:span>na predição de encaminhamentos de processos administrativos em órgãos públicos <text:span text:style-name="T22">na tentativa de <text:s/>solucionar o problema de encaminhamentos que não chegam ao setor de destino correto, e</text:span> posterior utilização do algoritmo <text:span text:style-name="T10">escolhido no sistema citado a seguir.</text:span></text:p>
      <text:p text:style-name="SBC_3a_paragraph">O sistema em questão est<text:span text:style-name="T22">á</text:span> <text:span text:style-name="T11">implantado há seis anos</text:span> no órgão do estudo e consiste em um cadastro de processos administrativos físicos e digitais, que automatiza <text:span text:style-name="T12">e organiza</text:span> as rotinas de trabalho do servidor público, auxiliando na eficiência da máquina pública.</text:p>
      <text:p text:style-name="SBC_3a_paragraph"><text:span text:style-name="T15">C</text:span><text:span text:style-name="T13">ontratação de funcionário</text:span><text:span text:style-name="T15">s</text:span><text:span text:style-name="T13">, solicitação de férias, pedido de ressarcimento </text:span><text:span text:style-name="T14">de viagem, pedido de aluguel de imóvel </text:span><text:span text:style-name="T15">entre outros são exemplos de p</text:span><text:span text:style-name="T13">rocessos administrativos, </text:span><text:span text:style-name="T15">podendo </text:span><text:span text:style-name="T16">estes </text:span><text:span text:style-name="T15">ser</text:span><text:span text:style-name="T16">em </text:span><text:span text:style-name="T17">do tipo</text:span> digita<text:span text:style-name="T24">l</text:span>, <text:span text:style-name="T24">que são</text:span> totalmente eletrônicos <text:span text:style-name="T23">ou</text:span> físicos que <text:span text:style-name="T24">são encaminhados em </text:span>papel e eletrônico juntos.</text:p>
      <text:p text:style-name="SBC_3a_paragraph">São realizados aproximadamente 1000 (hum mil) encaminhamentos todos os dias, somente no órgão público que está sendo analisado, e estes encaminhamentos por muitas vezes acabam sendo feitos de maneira equivocada, seja por falta de atenção ou mesmo por falta de conhecimento do servidor público.</text:p>
      <text:p text:style-name="SBC_3a_paragraph">Quando um processo é recebido pelo setor, o usuário responsável realiza os trâmites e validações necessários para dar prosseguimento, depois decide para qual setor o processo deve ir. Esta decisão é baseada no tipo de processo, em qual setor ele está, qual setor ele foi aberto e outros parâmetros.</text:p>
      <text:p text:style-name="SBC_3a_paragraph">O objetivo é utilizar estes parâmetros e indicar ao usuário qual é o setor ideal para o encaminhamento de seu processo, ou seja, encaminhar o processo para o setor que realmente deveria ir, e assim evitar todos os transtornos causados por este tipo de problema, e principalmente as horas a mais que são gastas para resolvê-los, que acabam tornando o órgão menos produtivo e menos eficiente.</text:p>
      <text:p text:style-name="SBC_3a_paragraph">Com isso em mente, o que este artigo propõe, é o uso de algoritmos de aprendizagem de máquina do tipo árvore de decisão [Breiman et al 1984] e aprendizagem supervisionada [Caruana <text:span text:style-name="T97">and</text:span> Niculescu-Mizil 2006] com a ferramenta Waikato Environment for Knowledge Analysis (WEKA) [Bouckaert et al 2018].</text:p>
      <text:p text:style-name="SBC_3a_paragraph">A escolha pela ferramenta WEKA [Bouckaert et al 2018] se dá, pois o sistema <text:soft-page-break/>deste estudo está escrito em JAVA, e a ferramenta dispõe de uma biblioteca em JAVA bem estável e com uma ótima documentação, ao qual facilitará a futura implementação da solução no sistema. Ela também é open source sobre a licença GNU (General Public License), podendo assim ser usada sem nenhuma limitação.</text:p>
      <text:p text:style-name="SBC_3a_paragraph">Quanto a escolha por árvores de decisão [Breiman et al 1984] se dá pelo fato de conter algoritmos de fácil compreensão e ótimos para resolver problemas de classificação. Eles também podem ser aplicados a qualquer tipo de dado, que é o panorama deste estudo.</text:p>
      <text:p text:style-name="SBC_3a_paragraph">E são de aprendizagem supervisionada [Caruana <text:span text:style-name="T97">and</text:span> Niculescu-Mizil 2006] pois os dados históricos de encaminhamentos realizados estão com as classes definidas.</text:p>
      <text:h text:style-name="P64" text:outline-level="1">Métodos</text:h>
      <text:p text:style-name="P19">Todos os métodos e técnicas utilizados neste artigo estão disponíveis na ferramenta WEKA [Bouckaert et al 2018] em sua versão com interface gráfica ao qual é desenvolvida em java, ou seja, multiplataforma.</text:p>
      <text:h text:style-name="P59" text:outline-level="2">Algoritmos</text:h>
      <text:p text:style-name="P17">Os algoritmos escolhidos para este artigo são <text:span text:style-name="T60">todos os modelos de árvores de decisão que estão disponíveis nativamente na ferramenta WEKA [Bouckaert et al 2018], e que podem ser utilizados com os tipos de dados utilizados neste artigo, são eles:</text:span></text:p>
      <text:list xml:id="list2095866447" text:style-name="L1">
        <text:list-item>
          <text:p text:style-name="P68"><text:span text:style-name="T2">DecisionStump</text:span><text:span text:style-name="T70"> [Iba and Langley 1992] é um modelo que consiste em gerar uma árvore de decisão de um único nível utilizando entropia. É um algoritmo classificador de aprendizado fraco, que oferece uma baixa taxa de predição, porém como há somente um nível, ele é muito eficiente.</text:span></text:p>
        </text:list-item>
      </text:list>
      <text:list xml:id="list3179562736" text:style-name="L2">
        <text:list-item>
          <text:p text:style-name="P70">HoeffdingTree<text:span text:style-name="T25"> </text:span><text:span text:style-name="T27">[Hulten et al 2001] </text:span><text:span text:style-name="T25">é </text:span><text:span text:style-name="T27">um modelo </text:span><text:span text:style-name="T28">que tem uma característica </text:span><text:span text:style-name="T29">exclusiva e</text:span><text:span text:style-name="T28"> teoricamente atraente em relação a outros modelos de árvore de decisão, </text:span><text:span text:style-name="T29">que é o fato de ter garantias sólidas de desempenho</text:span><text:span text:style-name="T27">. </text:span><text:span text:style-name="T30">Elas partem do princípio de que, geralmente, uma amostra pequena de dados pode ser suficiente para escolher os atributos de divisão da árvore ideal.</text:span></text:p>
        </text:list-item>
        <text:list-item>
          <text:p text:style-name="P69"><text:span text:style-name="T3">C4.5 (no WEKA se chama </text:span><text:span text:style-name="T2">J48</text:span><text:span text:style-name="T3">)</text:span><text:span text:style-name="T31"> [Quinlan </text:span><text:span text:style-name="T33">1993] </text:span><text:span text:style-name="T31">é </text:span><text:span text:style-name="T32">o modelo mais usado nos dias de hoje, ele também usa de entropia da informação </text:span><text:span text:style-name="T34">para geração do modelo, onde em cada</text:span><text:span text:style-name="T32"> nó o algoritmo escolhe um atributo </text:span><text:span text:style-name="T35">que subdivide mais eficientemente o conjunto das amostras </text:span><text:span text:style-name="T32">em subconjuntos homogêneos e caracterizados por sua classe, </text:span><text:span text:style-name="T35">sendo que o</text:span><text:span text:style-name="T32"> critério </text:span><text:span text:style-name="T35">para escolha do atributo para subdivisão</text:span><text:span text:style-name="T32"> é o ganho de informação </text:span><text:span text:style-name="T36">[Karegowda et al 2010] </text:span><text:span text:style-name="T35">em cada nó</text:span><text:span text:style-name="T32">.</text:span></text:p>
        </text:list-item>
        <text:list-item>
          <text:p text:style-name="P71">LMT<text:span text:style-name="T25"> </text:span><text:span text:style-name="T42">[Landwehr et al 2005] [Sumner et al 2005] quer dizer “logistic model trees” ou modelo de árvores logísticas. </text:span><text:span text:style-name="T43">São</text:span><text:span text:style-name="T42"> árvores de classificação com funções de regressão logística.</text:span></text:p>
        </text:list-item>
        <text:list-item>
          <text:p text:style-name="P72">RandomForest <text:span text:style-name="T44">[Breiman 2001] </text:span><text:span text:style-name="T45">RandomForest ou </text:span><text:span text:style-name="T44">floresta aleatória, é um classificador que consiste em uma coleção de classificadores estruturados em árvore. </text:span><text:span text:style-name="T55">O</text:span><text:span text:style-name="T44"> algoritmo cria várias árvores de decisão e as combina para obter uma predição </text:span><text:span text:style-name="T45">mais estável e </text:span><text:span text:style-name="T44">com maior acurácia.</text:span></text:p>
        </text:list-item>
        <text:list-item>
          <text:p text:style-name="P73">RandomTree <text:span text:style-name="T37">[</text:span><text:span text:style-name="T25">Waikato 1999-2017</text:span><text:span text:style-name="T37">] é um modelo que constrói uma árvore onde se considera K atributos </text:span><text:span text:style-name="T38">escolhidos aleatoriamente em cada nó, e não é realizada a sua poda.</text:span></text:p>
        </text:list-item>
        <text:list-item>
          <text:p text:style-name="P74"><text:soft-page-break/><text:span text:style-name="T1">REPTree</text:span><text:span text:style-name="T25"> </text:span><text:span text:style-name="T39">[Srinivasan 2014] </text:span><text:span text:style-name="T40">REPTree quer dizer “reduced error pruning tree” ou poda</text:span><text:span text:style-name="T39"> </text:span><text:span text:style-name="T40">árvore com erro reduzido. É um modelo rápido que constrói uma </text:span><text:span text:style-name="T41">árvore</text:span><text:span text:style-name="T40"> </text:span><text:span text:style-name="T25">de decisão [Breiman et al 1984] usando variância </text:span><text:span text:style-name="T39">ou ganho de </text:span><text:span text:style-name="T25">informação </text:span><text:span text:style-name="T36">[Karegowda et al 2010]</text:span><text:span text:style-name="T25"> </text:span><text:span text:style-name="T41">como critério de divisão</text:span><text:span text:style-name="T25">, </text:span><text:span text:style-name="T39">onde</text:span><text:span text:style-name="T25"> </text:span><text:span text:style-name="T41">a </text:span><text:span text:style-name="T25">poda a árvore </text:span><text:span text:style-name="T41">é feita </text:span><text:span text:style-name="T25">usando </text:span><text:span text:style-name="T55">a </text:span><text:span text:style-name="T25">poda de erro reduzido.</text:span></text:p>
        </text:list-item>
      </text:list>
      <text:h text:style-name="P60" text:outline-level="2">Dados</text:h>
      <text:p text:style-name="P18">Para <text:span text:style-name="T61">o treinamento dos modelos</text:span> d<text:span text:style-name="T61">e</text:span> árvores de decisão <text:span text:style-name="T18">[Breiman et al 1984] e a avaliação dos mesmos, </text:span>foram utilizados <text:span text:style-name="T61">os dados de encaminhamentos do ano de 2018.</text:span></text:p>
      <text:p text:style-name="P48">Quase todos os dados são numéricos, mas devido a natureza <text:span text:style-name="T104">deles, podemos c</text:span>lassifica-<text:span text:style-name="T104">los</text:span> como categóricos, pois não representam valores numéricos.</text:p>
      <text:p text:style-name="P43">Os dados estavam em um banco de dados relacional, então foi feita uma consulta em SQL, e posteriormente salvos em um arquivo CSV.</text:p>
      <text:p text:style-name="P44">O WEKA <text:span text:style-name="T68">[Bouckaert et al 2018]</text:span> trabalha nativamente com o formato ARFF (Attribute-Relation File Format), porém é possível a importação de arquivos CSV sem muitos problemas.</text:p>
      <text:p text:style-name="P45">A vantagem da utilização do formato ARFF <text:span text:style-name="T68">[Bouckaert et al 2018]</text:span> neste caso é que os tipos de dados ficam salvos no arquivo, então não precisamos alterar os tipos de dados todas as vezes que é <text:span text:style-name="T69">carregado</text:span> o arquivo <text:span text:style-name="T69">n</text:span>a ferrament<text:span text:style-name="T90">a, pois ela reconhece os dados como sendo dados numéricos automaticamente quando importados de um arquivo CSV.</text:span></text:p>
      <text:p text:style-name="P46">Então foi carregado o arquivo CSV, alterados os tipos de dados <text:span text:style-name="T66">dos atributos</text:span>, e posteriormente <text:span text:style-name="T66">o arquivo foi salvo em formato ARFF [Bouckaert et al 2018] para ser utilizado na ferramenta.</text:span></text:p>
      <text:p text:style-name="P54">Tabela 1. Dicionário de dad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9">Atributo</text:p>
          </table:table-cell>
          <table:table-cell table:style-name="Table1.B1" office:value-type="string">
            <text:p text:style-name="P29">Característica</text:p>
          </table:table-cell>
        </table:table-row>
        <table:table-row table:style-name="Table1.1">
          <table:table-cell table:style-name="Table1.A2" office:value-type="string">
            <text:p text:style-name="P38">flTipoProcesso</text:p>
          </table:table-cell>
          <table:table-cell table:style-name="Table1.B2" office:value-type="string">
            <text:p text:style-name="P33">Indica o tipo de processo, se é protocolo ou processo físico.</text:p>
          </table:table-cell>
        </table:table-row>
        <table:table-row table:style-name="Table1.1">
          <table:table-cell table:style-name="Table1.A2" office:value-type="string">
            <text:p text:style-name="P38">nuTramite</text:p>
          </table:table-cell>
          <table:table-cell table:style-name="Table1.B2" office:value-type="string">
            <text:p text:style-name="P38">Número sequencial do encaminhamento.</text:p>
          </table:table-cell>
        </table:table-row>
        <table:table-row table:style-name="Table1.1">
          <table:table-cell table:style-name="Table1.A2" office:value-type="string">
            <text:p text:style-name="P36">cdAssunto</text:p>
          </table:table-cell>
          <table:table-cell table:style-name="Table1.B2" office:value-type="string">
            <text:p text:style-name="P34">Assunto do qual se trata o processo <text:span text:style-name="T71">(intimação, férias, reclamação, concurso, declaração, elogio, indenização, etc</text:span>.<text:span text:style-name="T71">).</text:span></text:p>
          </table:table-cell>
        </table:table-row>
        <table:table-row table:style-name="Table1.1">
          <table:table-cell table:style-name="Table1.A2" office:value-type="string">
            <text:p text:style-name="P38">cdTipoParecer</text:p>
          </table:table-cell>
          <table:table-cell table:style-name="Table1.B2" office:value-type="string">
            <text:p text:style-name="P38">Tipo do parecer (despacho, encaminhamento, decisão <text:span text:style-name="T71">ou</text:span> arquivamento).</text:p>
          </table:table-cell>
        </table:table-row>
        <table:table-row table:style-name="Table1.1">
          <table:table-cell table:style-name="Table1.A2" office:value-type="string">
            <text:p text:style-name="P36">cdSetorResp</text:p>
          </table:table-cell>
          <table:table-cell table:style-name="Table1.B2" office:value-type="string">
            <text:p text:style-name="P30">Código do setor responsável pelo processo.</text:p>
          </table:table-cell>
        </table:table-row>
        <table:table-row table:style-name="Table1.1">
          <table:table-cell table:style-name="Table1.A2" office:value-type="string">
            <text:p text:style-name="P36">cdSetorAbertura</text:p>
          </table:table-cell>
          <table:table-cell table:style-name="Table1.B2" office:value-type="string">
            <text:p text:style-name="P38"><text:span text:style-name="T71">Código do s</text:span>etor de abertura do processo.</text:p>
          </table:table-cell>
        </table:table-row>
        <table:table-row table:style-name="Table1.1">
          <table:table-cell table:style-name="Table1.A2" office:value-type="string">
            <text:p text:style-name="P38">cdSetorAutuacao</text:p>
          </table:table-cell>
          <table:table-cell table:style-name="Table1.B2" office:value-type="string">
            <text:p text:style-name="P38"><text:span text:style-name="T71">Código do s</text:span>etor de autuação do processo.</text:p>
          </table:table-cell>
        </table:table-row>
        <table:table-row table:style-name="Table1.1">
          <table:table-cell table:style-name="Table1.A2" office:value-type="string">
            <text:p text:style-name="P35">cdTipoProcesso</text:p>
          </table:table-cell>
          <table:table-cell table:style-name="Table1.B2" office:value-type="string">
            <text:p text:style-name="P30">Tipo do processo (administrativo, <text:span text:style-name="T72">plano geral de autuação, sindicância,</text:span> disciplinar <text:span text:style-name="T72">ou </text:span>jurídico).</text:p>
          </table:table-cell>
        </table:table-row>
        <table:table-row table:style-name="Table1.1">
          <table:table-cell table:style-name="Table1.A2" office:value-type="string">
            <text:p text:style-name="P36">cdUsuario</text:p>
          </table:table-cell>
          <table:table-cell table:style-name="Table1.B2" office:value-type="string">
            <text:p text:style-name="P37">Código do usuário que realizou o encaminhamento.</text:p>
          </table:table-cell>
        </table:table-row>
        <table:table-row table:style-name="Table1.1">
          <table:table-cell table:style-name="Table1.A2" office:value-type="string">
            <text:p text:style-name="P36">cdSetor<text:span text:style-name="T62">Origem</text:span></text:p>
          </table:table-cell>
          <table:table-cell table:style-name="Table1.B2" office:value-type="string">
            <text:p text:style-name="P38"><text:span text:style-name="T72">Código do s</text:span>etor onde o processo estava antes de ser encaminhado.</text:p>
          </table:table-cell>
        </table:table-row>
        <table:table-row table:style-name="Table1.1">
          <table:table-cell table:style-name="Table1.A2" office:value-type="string">
            <text:p text:style-name="P36">cdSetor<text:span text:style-name="T62">Destino</text:span></text:p>
          </table:table-cell>
          <table:table-cell table:style-name="Table1.B2" office:value-type="string">
            <text:p text:style-name="P38"><text:span text:style-name="T72">Código do s</text:span>etor onde o processo foi encaminhado <text:span text:style-name="T65">(classe)</text:span>.</text:p>
          </table:table-cell>
        </table:table-row>
      </table:table>
      <text:p text:style-name="P47"><text:span text:style-name="T61">Os atributos foram selecionados de acordo com o conhecimento da área de negócio. Porém como a quantidade de atributos é proporcional ao tempo de treinamento do modelo, ou seja, quanto mais atributos mais tempo é necessário para treinar o modelo, e como alguns atributos podem ser pouco impactantes ou mesmo irrelevantes </text:span><text:soft-page-break/><text:span text:style-name="T61">para o problema, foi então utilizado o método de seleção de atributos conhecido como ganho de informação (Gain ratio) [Karegowda et al 2010], que faz avaliação do valor de um atributo medindo a sua taxa de ganho em relação à classe. Com este método, é dada uma nota (mérito) para cada atributo, foram então ranqueados os atributos na seguinte ordem: </text:span>cdSetorOrigem, cdSetorAbertura, cdSetorResp, cdUsuario, cdAssunto, cdSetorAutuacao, cdTipoParecer, flTipoProcesso, nuTramite, cdTipoProcesso.</text:p>
      <text:p text:style-name="P42">Para avaliar quantos atributos deveriam ser retirados para a construção dos modelos, f<text:span text:style-name="T78">o</text:span>i remov<text:span text:style-name="T78">ido </text:span>cada atributo na ordem inversa, gerando os modelos de cada algoritmo, e avaliando os resultados para que não perdessem sua eficácia e melhorassem a sua eficiência. <text:span text:style-name="T78">Assim, foi definido que seriam removidos metade dos atributos.</text:span></text:p>
      <text:p text:style-name="P54">Tabela <text:span text:style-name="T73">2</text:span>. <text:span text:style-name="T73">Comparação de algoritmos para seleção de atributos.</text:span></text:p>
      <table:table table:name="Table2" table:style-name="Table2">
        <table:table-column table:style-name="Table2.A"/>
        <table:table-column table:style-name="Table2.B" table:number-columns-repeated="6"/>
        <table:table-row>
          <table:table-cell table:style-name="Table2.A1" table:number-rows-spanned="2" office:value-type="string">
            <text:p text:style-name="P58">Algoritmo</text:p>
          </table:table-cell>
          <table:table-cell table:style-name="Table2.A1" table:number-columns-spanned="2" office:value-type="string">
            <text:p text:style-name="P29">Tempo de criação <text:span text:style-name="T77">d</text:span><text:span text:style-name="T76">o modelo<text:line-break/>(em segundos)</text:span></text:p>
          </table:table-cell>
          <table:covered-table-cell/>
          <table:table-cell table:style-name="Table2.A1" table:number-columns-spanned="2" office:value-type="string">
            <text:p text:style-name="P56">Tempo de testes <text:line-break/>(em segundos)</text:p>
          </table:table-cell>
          <table:covered-table-cell/>
          <table:table-cell table:style-name="Table2.F1" table:number-columns-spanned="2" office:value-type="string">
            <text:p text:style-name="P29">Instâncias classificadas <text:span text:style-name="T79">c</text:span>orretamente (%)</text:p>
          </table:table-cell>
          <table:covered-table-cell/>
        </table:table-row>
        <table:table-row>
          <table:covered-table-cell/>
          <table:table-cell table:style-name="Table2.B2" office:value-type="string">
            <text:p text:style-name="P27">1<text:span text:style-name="T78">0</text:span> atributos</text:p>
          </table:table-cell>
          <table:table-cell table:style-name="Table2.B2" office:value-type="string">
            <text:p text:style-name="P27"><text:span text:style-name="T78">5</text:span> atributos</text:p>
          </table:table-cell>
          <table:table-cell table:style-name="Table2.B2" office:value-type="string">
            <text:p text:style-name="P28">10 atributos</text:p>
          </table:table-cell>
          <table:table-cell table:style-name="Table2.B2" office:value-type="string">
            <text:p text:style-name="P28">5 atributos</text:p>
          </table:table-cell>
          <table:table-cell table:style-name="Table2.B2" office:value-type="string">
            <text:p text:style-name="P27">1<text:span text:style-name="T78">0</text:span> atributos</text:p>
          </table:table-cell>
          <table:table-cell table:style-name="Table2.G2" office:value-type="string">
            <text:p text:style-name="P27"><text:span text:style-name="T78">5</text:span> atributos</text:p>
          </table:table-cell>
        </table:table-row>
        <table:table-row>
          <table:table-cell table:style-name="Table2.B2" office:value-type="string">
            <text:p text:style-name="P22">DecisionStump</text:p>
          </table:table-cell>
          <table:table-cell table:style-name="Table2.B2" office:value-type="string">
            <text:p text:style-name="P23">0,03</text:p>
          </table:table-cell>
          <table:table-cell table:style-name="Table2.B2" office:value-type="string">
            <text:p text:style-name="P32">0,<text:span text:style-name="T101">00</text:span></text:p>
          </table:table-cell>
          <table:table-cell table:style-name="Table2.B2" office:value-type="string">
            <text:p text:style-name="P25">1</text:p>
          </table:table-cell>
          <table:table-cell table:style-name="Table2.B2" office:value-type="string">
            <text:p text:style-name="P25">1</text:p>
          </table:table-cell>
          <table:table-cell table:style-name="Table2.B2" office:value-type="string">
            <text:p text:style-name="P24">24,1454</text:p>
          </table:table-cell>
          <table:table-cell table:style-name="Table2.G2" office:value-type="string">
            <text:p text:style-name="P24">24,6392</text:p>
          </table:table-cell>
        </table:table-row>
        <table:table-row>
          <table:table-cell table:style-name="Table2.B2" office:value-type="string">
            <text:p text:style-name="P22">HoeffdingTree</text:p>
          </table:table-cell>
          <table:table-cell table:style-name="Table2.B2" office:value-type="string">
            <text:p text:style-name="P23">1,67</text:p>
          </table:table-cell>
          <table:table-cell table:style-name="Table2.B2" office:value-type="string">
            <text:p text:style-name="P24">0,99</text:p>
          </table:table-cell>
          <table:table-cell table:style-name="Table2.B2" office:value-type="string">
            <text:p text:style-name="P25">21</text:p>
          </table:table-cell>
          <table:table-cell table:style-name="Table2.B2" office:value-type="string">
            <text:p text:style-name="P25">15</text:p>
          </table:table-cell>
          <table:table-cell table:style-name="Table2.B2" office:value-type="string">
            <text:p text:style-name="P24">46,56<text:span text:style-name="T101">00</text:span></text:p>
          </table:table-cell>
          <table:table-cell table:style-name="Table2.G2" office:value-type="string">
            <text:p text:style-name="P24">44,4601</text:p>
          </table:table-cell>
        </table:table-row>
        <table:table-row>
          <table:table-cell table:style-name="Table2.B2" office:value-type="string">
            <text:p text:style-name="P22">J48</text:p>
          </table:table-cell>
          <table:table-cell table:style-name="Table2.B2" office:value-type="string">
            <text:p text:style-name="P23">1,34</text:p>
          </table:table-cell>
          <table:table-cell table:style-name="Table2.B2" office:value-type="string">
            <text:p text:style-name="P24">0,53</text:p>
          </table:table-cell>
          <table:table-cell table:style-name="Table2.B2" office:value-type="string">
            <text:p text:style-name="P25">11</text:p>
          </table:table-cell>
          <table:table-cell table:style-name="Table2.B2" office:value-type="string">
            <text:p text:style-name="P25">6</text:p>
          </table:table-cell>
          <table:table-cell table:style-name="Table2.B2" office:value-type="string">
            <text:p text:style-name="P24">51,7743</text:p>
          </table:table-cell>
          <table:table-cell table:style-name="Table2.G2" office:value-type="string">
            <text:p text:style-name="P24">50,2116</text:p>
          </table:table-cell>
        </table:table-row>
        <table:table-row>
          <table:table-cell table:style-name="Table2.B2" office:value-type="string">
            <text:p text:style-name="P22">LMT</text:p>
          </table:table-cell>
          <table:table-cell table:style-name="Table2.B2" office:value-type="string">
            <text:p text:style-name="P31">-</text:p>
          </table:table-cell>
          <table:table-cell table:style-name="Table2.B2" office:value-type="string">
            <text:p text:style-name="P31">-</text:p>
          </table:table-cell>
          <table:table-cell table:style-name="Table2.B2" office:value-type="string">
            <text:p text:style-name="P31">-</text:p>
          </table:table-cell>
          <table:table-cell table:style-name="Table2.B2" office:value-type="string">
            <text:p text:style-name="P31">-</text:p>
          </table:table-cell>
          <table:table-cell table:style-name="Table2.B2" office:value-type="string">
            <text:p text:style-name="P31">-</text:p>
          </table:table-cell>
          <table:table-cell table:style-name="Table2.G2" office:value-type="string">
            <text:p text:style-name="P31">-</text:p>
          </table:table-cell>
        </table:table-row>
        <table:table-row>
          <table:table-cell table:style-name="Table2.B2" office:value-type="string">
            <text:p text:style-name="P21"><text:span text:style-name="T74">Rand</text:span><text:span text:style-name="T75">o</text:span><text:span text:style-name="T74">mForest</text:span></text:p>
          </table:table-cell>
          <table:table-cell table:style-name="Table2.B2" office:value-type="string">
            <text:p text:style-name="P31">-</text:p>
          </table:table-cell>
          <table:table-cell table:style-name="Table2.B2" office:value-type="string">
            <text:p text:style-name="P39">-</text:p>
          </table:table-cell>
          <table:table-cell table:style-name="Table2.B2" office:value-type="string">
            <text:p text:style-name="P31">-</text:p>
          </table:table-cell>
          <table:table-cell table:style-name="Table2.B2" office:value-type="string">
            <text:p text:style-name="P31">-</text:p>
          </table:table-cell>
          <table:table-cell table:style-name="Table2.B2" office:value-type="string">
            <text:p text:style-name="P31">-</text:p>
          </table:table-cell>
          <table:table-cell table:style-name="Table2.G2" office:value-type="string">
            <text:p text:style-name="P31">-</text:p>
          </table:table-cell>
        </table:table-row>
        <table:table-row>
          <table:table-cell table:style-name="Table2.B2" office:value-type="string">
            <text:p text:style-name="P22">RandomTree</text:p>
          </table:table-cell>
          <table:table-cell table:style-name="Table2.B2" office:value-type="string">
            <text:p text:style-name="P23">1,84</text:p>
          </table:table-cell>
          <table:table-cell table:style-name="Table2.B2" office:value-type="string">
            <text:p text:style-name="P24">1,02</text:p>
          </table:table-cell>
          <table:table-cell table:style-name="Table2.B2" office:value-type="string">
            <text:p text:style-name="P25">22</text:p>
          </table:table-cell>
          <table:table-cell table:style-name="Table2.B2" office:value-type="string">
            <text:p text:style-name="P25">11</text:p>
          </table:table-cell>
          <table:table-cell table:style-name="Table2.B2" office:value-type="string">
            <text:p text:style-name="P24">42,2084</text:p>
          </table:table-cell>
          <table:table-cell table:style-name="Table2.G2" office:value-type="string">
            <text:p text:style-name="P24">47,5583</text:p>
          </table:table-cell>
        </table:table-row>
        <table:table-row>
          <table:table-cell table:style-name="Table2.B2" office:value-type="string">
            <text:p text:style-name="P22">REPTree</text:p>
          </table:table-cell>
          <table:table-cell table:style-name="Table2.B2" office:value-type="string">
            <text:p text:style-name="P23">1,52</text:p>
          </table:table-cell>
          <table:table-cell table:style-name="Table2.B2" office:value-type="string">
            <text:p text:style-name="P24">0,72</text:p>
          </table:table-cell>
          <table:table-cell table:style-name="Table2.B2" office:value-type="string">
            <text:p text:style-name="P25">13</text:p>
          </table:table-cell>
          <table:table-cell table:style-name="Table2.B2" office:value-type="string">
            <text:p text:style-name="P25">7</text:p>
          </table:table-cell>
          <table:table-cell table:style-name="Table2.B2" office:value-type="string">
            <text:p text:style-name="P24">44,4547</text:p>
          </table:table-cell>
          <table:table-cell table:style-name="Table2.G2" office:value-type="string">
            <text:p text:style-name="P24">46,3158</text:p>
          </table:table-cell>
        </table:table-row>
      </table:table>
      <text:p text:style-name="SBC_3a_paragraph"><text:span text:style-name="T25">Conforme </text:span><text:span text:style-name="T26">a tabela 2 acima, podemos ver que os tempos de criação dos modelos </text:span><text:span text:style-name="T46">e os tempos de testes</text:span><text:span text:style-name="T26"> foram reduzidos significativamente, e sua eficácia em alguns casos até aumentou. Também percebemos que os algoritmos LMT e RandomForest não obtiveram resultados, pois a memória do computador utilizado </text:span><text:span text:style-name="T48">(16 gb)</text:span><text:span text:style-name="T26"> não suportou estes modelos, </text:span><text:span text:style-name="T28">mesmo com a quantidade de atributos reduzida, </text:span><text:span text:style-name="T47">portanto podemos desconsiderá-los para esta análise porque os tempos de criação do modelo são muito importantes neste caso.</text:span></text:p>
      <text:p text:style-name="P51"><text:span text:style-name="T53">Geralmente t</text:span><text:span text:style-name="T25">ambém temos que alguns modelos de árvore de decisão </text:span><text:span text:style-name="T50">[Breiman et al 1984] </text:span><text:span text:style-name="T25">não se adaptam muito bem com conjuntos de dados muito grandes</text:span><text:span text:style-name="T50">, </text:span><text:span text:style-name="T51">com um número alto de atributos e nem</text:span><text:span text:style-name="T25"> </text:span><text:span text:style-name="T51">com </text:span><text:span text:style-name="T53">alta quantidade de</text:span><text:span text:style-name="T51"> classes</text:span><text:span text:style-name="T52"> </text:span><text:span text:style-name="T25">[</text:span><text:span text:style-name="T49">Katuwal and Suganthan </text:span><text:span text:style-name="T25">2018].</text:span></text:p>
      <text:p text:style-name="P52"><text:span text:style-name="T52">Sendo assim, como nosso conjunto de dados contêm muitas classes, 116 ao todo, o motivo de os algoritmos LMT e RandomForest não apresentarem resultados é devido </text:span><text:span text:style-name="T54">à</text:span><text:span text:style-name="T52"> alt</text:span><text:span text:style-name="T54">a</text:span><text:span text:style-name="T52"> </text:span><text:span text:style-name="T54">quantidade</text:span><text:span text:style-name="T52"> de classes.</text:span></text:p>
      <text:h text:style-name="P61" text:outline-level="2">Testes</text:h>
      <text:p text:style-name="P20">Para a realização dos testes e obtenção dos resultados, foi utilizado <text:span text:style-name="T91">o método de testes chamado de cross-validation (validação cruzada) [Kohavi 2008] com o método k-fold. Este é um método estatístico onde os dados são subdivididos aleatoriamente em partes iguais (ou aproximadamente iguais). Com este método, é possível inferir de forma </text:span><text:soft-page-break/><text:span text:style-name="T91">quantitativa a capacidade de generalização do modelo.</text:span></text:p>
      <text:p text:style-name="P50">Para este estudo foi escolhido um número de 10 k-folds, que é o número padrão na ferramenta WEKA[Bouckaert et al 2018] e o mais comumente usado. Sendo assim, os dados são divididos em 10 partes, onde uma parte é usada para testes e as outras 9 serão usadas para treinamento, posteriormente é usada outra parte para testes e assim sucessivamente até todas as partes <text:span text:style-name="T92">sejam</text:span> usadas como testes.</text:p>
      <text:p text:style-name="P53">Este método obtêm resultados mais homogêneos, pois todos os registros acabam <text:span text:style-name="T103">sendo</text:span> testados.</text:p>
      <text:h text:style-name="P65" text:outline-level="1">Resultados</text:h>
      <text:p text:style-name="P4">Os resultados foram obtidos, executando todos os algorítimos da ferramenta, com os mesmos dados, com os parâmetros padrões e tudo no mesmo computador, para que não haja interferência externa e os resultados sejam consistentes.</text:p>
      <text:p text:style-name="SBC_3a_paragraph">Os resultados obtidos que são retornados da ferramenta, <text:span text:style-name="T96">além das estatísticas mostradas na tabela 2, </text:span>são:</text:p>
      <text:list xml:id="list2598894543" text:style-name="L3">
        <text:list-item>
          <text:p text:style-name="P75"><text:span text:style-name="T1">Kappa </text:span><text:span text:style-name="T4">s</text:span><text:span text:style-name="T1">tatistic </text:span><text:span text:style-name="T5">(Estatística kappa)</text:span><text:span text:style-name="T94"> [Kumar and Sahoo 2012] pode ser definida como grau </text:span>de concordância entre dois conjuntos de dados. <text:span text:style-name="T98">Neste caso o grau é medido entre os avaliadores e a classificação esperada.</text:span> O resultado do Kappa varia entre 0 e 1, <text:span text:style-name="T98">e</text:span> <text:span text:style-name="T98">q</text:span>uanto maior <text:span text:style-name="T98">for </text:span>o valor de Kappa, mais forte é a <text:span text:style-name="T98">concordância</text:span>.</text:p>
        </text:list-item>
        <text:list-item>
          <text:p text:style-name="P76"><text:span text:style-name="T1">Mean </text:span><text:span text:style-name="T4">a</text:span><text:span text:style-name="T1">bsolute error </text:span><text:span text:style-name="T5">(Erro absoluto médio) </text:span><text:span text:style-name="T94">[Srivastava 2014] é a medida de diferença entre as predições e a realidade ou a soma de e</text:span>rros absolutos divididos pelo número de pre<text:span text:style-name="T99">dições</text:span>. <text:span text:style-name="T100">Neste caso, quanto menor for o valor, melhor é a acurácia do modelo.</text:span></text:p>
        </text:list-item>
        <text:list-item>
          <text:p text:style-name="P77"><text:span text:style-name="T1">Root mean </text:span><text:span text:style-name="T4">s</text:span><text:span text:style-name="T1">quared error </text:span><text:span text:style-name="T5">(Erro quadrático médio da raiz)</text:span><text:span text:style-name="T94"> [Kumar and Sahoo 2012] é o desvio padrão dos resíduos ou erros de previsão. Esses resíduos são a medida da distância entre os pontos de dados e da linha de regressão. Portanto um valor menor, define que os pontos estão mais pertos desta linha, então, quanto menor for o valor, melhor é a acurácia do modelo.</text:span></text:p>
        </text:list-item>
        <text:list-item>
          <text:p text:style-name="P78">Relative <text:span text:style-name="T95">a</text:span>bsolute error <text:span text:style-name="T95">(Erro absoluto relativo)</text:span></text:p>
        </text:list-item>
        <text:list-item>
          <text:p text:style-name="P78">Root relative <text:span text:style-name="T95">s</text:span>quared error <text:span text:style-name="T95">(Erro quadrático relativo à raiz)</text:span></text:p>
        </text:list-item>
      </text:list>
      <text:p text:style-name="P49">Também temos outros parâmetros <text:span text:style-name="T95">como TP rate (taxa de verdadeiros positivos), FP rate (taxa de falsos positivos), precision (precisão) etc. Porém tais parâmetros são relacionados a classe, e como temos muitas classes nestes dados, 116 ao todo, fica inviável exibir estes resultados aqui e analisá-los.</text:span></text:p>
      <text:p text:style-name="P55">Tabela <text:span text:style-name="T93">3</text:span>. <text:span text:style-name="T93">Resultados.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F"/>
        <table:table-row>
          <table:table-cell table:style-name="Table3.A1" office:value-type="string">
            <text:p text:style-name="P57">Algoritmo</text:p>
          </table:table-cell>
          <table:table-cell table:style-name="Table3.A1" office:value-type="string">
            <text:p text:style-name="P26">Kappa Statistic</text:p>
          </table:table-cell>
          <table:table-cell table:style-name="Table3.A1" office:value-type="string">
            <text:p text:style-name="P26">Mean Absolute error</text:p>
          </table:table-cell>
          <table:table-cell table:style-name="Table3.A1" office:value-type="string">
            <text:p text:style-name="P26">Root mean Squared error</text:p>
          </table:table-cell>
          <table:table-cell table:style-name="Table3.A1" office:value-type="string">
            <text:p text:style-name="P26">Relative Absolute error</text:p>
          </table:table-cell>
          <table:table-cell table:style-name="Table3.F1" office:value-type="string">
            <text:p text:style-name="P26">Root relative Squared error</text:p>
          </table:table-cell>
        </table:table-row>
        <table:table-row>
          <table:table-cell table:style-name="Table3.A2" office:value-type="string">
            <text:p text:style-name="P22">DecisionStump</text:p>
          </table:table-cell>
          <table:table-cell table:style-name="Table3.A2" office:value-type="string">
            <text:p text:style-name="P40">0,0999</text:p>
          </table:table-cell>
          <table:table-cell table:style-name="Table3.A2" office:value-type="string">
            <text:p text:style-name="P40">0,0153</text:p>
          </table:table-cell>
          <table:table-cell table:style-name="Table3.A2" office:value-type="string">
            <text:p text:style-name="P40">0,0875</text:p>
          </table:table-cell>
          <table:table-cell table:style-name="Table3.A2" office:value-type="string">
            <text:p text:style-name="P40">96,4354</text:p>
          </table:table-cell>
          <table:table-cell table:style-name="Table3.F2" office:value-type="string">
            <text:p text:style-name="P40">98,2285</text:p>
          </table:table-cell>
        </table:table-row>
        <table:table-row>
          <table:table-cell table:style-name="Table3.A2" office:value-type="string">
            <text:p text:style-name="P22">HoeffdingTree</text:p>
          </table:table-cell>
          <table:table-cell table:style-name="Table3.A2" office:value-type="string">
            <text:p text:style-name="P40">0,3779</text:p>
          </table:table-cell>
          <table:table-cell table:style-name="Table3.A2" office:value-type="string">
            <text:p text:style-name="P40">0,0109</text:p>
          </table:table-cell>
          <table:table-cell table:style-name="Table3.A2" office:value-type="string">
            <text:p text:style-name="P40">0,0852</text:p>
          </table:table-cell>
          <table:table-cell table:style-name="Table3.A2" office:value-type="string">
            <text:p text:style-name="P40">68,7122</text:p>
          </table:table-cell>
          <table:table-cell table:style-name="Table3.F2" office:value-type="string">
            <text:p text:style-name="P40">95,6230</text:p>
          </table:table-cell>
        </table:table-row>
        <table:table-row>
          <table:table-cell table:style-name="Table3.A2" office:value-type="string">
            <text:p text:style-name="P22">J48</text:p>
          </table:table-cell>
          <table:table-cell table:style-name="Table3.A2" office:value-type="string">
            <text:p text:style-name="P40">0,4506</text:p>
          </table:table-cell>
          <table:table-cell table:style-name="Table3.A2" office:value-type="string">
            <text:p text:style-name="P40">0,0106</text:p>
          </table:table-cell>
          <table:table-cell table:style-name="Table3.A2" office:value-type="string">
            <text:p text:style-name="P40">0,0759</text:p>
          </table:table-cell>
          <table:table-cell table:style-name="Table3.A2" office:value-type="string">
            <text:p text:style-name="P40">66,7952</text:p>
          </table:table-cell>
          <table:table-cell table:style-name="Table3.F2" office:value-type="string">
            <text:p text:style-name="P40">85,1898</text:p>
          </table:table-cell>
        </table:table-row>
        <table:table-row>
          <table:table-cell table:style-name="Table3.A2" office:value-type="string">
            <text:p text:style-name="P22">LMT</text:p>
          </table:table-cell>
          <table:table-cell table:style-name="Table3.A2" office:value-type="string">
            <text:p text:style-name="P41">-</text:p>
          </table:table-cell>
          <table:table-cell table:style-name="Table3.A2" office:value-type="string">
            <text:p text:style-name="P41">-</text:p>
          </table:table-cell>
          <table:table-cell table:style-name="Table3.A2" office:value-type="string">
            <text:p text:style-name="P41">-</text:p>
          </table:table-cell>
          <table:table-cell table:style-name="Table3.A2" office:value-type="string">
            <text:p text:style-name="P41">-</text:p>
          </table:table-cell>
          <table:table-cell table:style-name="Table3.F2" office:value-type="string">
            <text:p text:style-name="P41">-</text:p>
          </table:table-cell>
        </table:table-row>
        <text:soft-page-break/>
        <table:table-row>
          <table:table-cell table:style-name="Table3.A2" office:value-type="string">
            <text:p text:style-name="P21"><text:span text:style-name="T74">Rand</text:span><text:span text:style-name="T75">o</text:span><text:span text:style-name="T74">mForest</text:span></text:p>
          </table:table-cell>
          <table:table-cell table:style-name="Table3.A2" office:value-type="string">
            <text:p text:style-name="P41">-</text:p>
          </table:table-cell>
          <table:table-cell table:style-name="Table3.A2" office:value-type="string">
            <text:p text:style-name="P41">-</text:p>
          </table:table-cell>
          <table:table-cell table:style-name="Table3.A2" office:value-type="string">
            <text:p text:style-name="P41">-</text:p>
          </table:table-cell>
          <table:table-cell table:style-name="Table3.A2" office:value-type="string">
            <text:p text:style-name="P41">-</text:p>
          </table:table-cell>
          <table:table-cell table:style-name="Table3.F2" office:value-type="string">
            <text:p text:style-name="P41">-</text:p>
          </table:table-cell>
        </table:table-row>
        <table:table-row>
          <table:table-cell table:style-name="Table3.A2" office:value-type="string">
            <text:p text:style-name="P22">RandomTree</text:p>
          </table:table-cell>
          <table:table-cell table:style-name="Table3.A2" office:value-type="string">
            <text:p text:style-name="P40">0,4233</text:p>
          </table:table-cell>
          <table:table-cell table:style-name="Table3.A2" office:value-type="string">
            <text:p text:style-name="P40">0,0101</text:p>
          </table:table-cell>
          <table:table-cell table:style-name="Table3.A2" office:value-type="string">
            <text:p text:style-name="P40">0,0801</text:p>
          </table:table-cell>
          <table:table-cell table:style-name="Table3.A2" office:value-type="string">
            <text:p text:style-name="P40">63,5345</text:p>
          </table:table-cell>
          <table:table-cell table:style-name="Table3.F2" office:value-type="string">
            <text:p text:style-name="P40">89,8399</text:p>
          </table:table-cell>
        </table:table-row>
        <table:table-row>
          <table:table-cell table:style-name="Table3.A2" office:value-type="string">
            <text:p text:style-name="P22">REPTree</text:p>
          </table:table-cell>
          <table:table-cell table:style-name="Table3.A2" office:value-type="string">
            <text:p text:style-name="P40">0,4073</text:p>
          </table:table-cell>
          <table:table-cell table:style-name="Table3.A2" office:value-type="string">
            <text:p text:style-name="P40">0,0110</text:p>
          </table:table-cell>
          <table:table-cell table:style-name="Table3.A2" office:value-type="string">
            <text:p text:style-name="P40">0,0783</text:p>
          </table:table-cell>
          <table:table-cell table:style-name="Table3.A2" office:value-type="string">
            <text:p text:style-name="P40">69,4814</text:p>
          </table:table-cell>
          <table:table-cell table:style-name="Table3.F2" office:value-type="string">
            <text:p text:style-name="P40">87,8232</text:p>
          </table:table-cell>
        </table:table-row>
      </table:table>
      <text:p text:style-name="P3"/>
      <text:h text:style-name="P66" text:outline-level="1">Conclusões</text:h>
      <text:p text:style-name="P3"><text:span text:style-name="T7">Em desenvolvimento</text:span>. </text:p>
      <text:h text:style-name="P67" text:outline-level="1">Referências</text:h>
      <text:p text:style-name="P6"><text:span text:style-name="T56">Breiman</text:span>, L., <text:span text:style-name="T56">Friedman</text:span>, J.H., <text:span text:style-name="T56">Olshen</text:span>, R.A. <text:span text:style-name="T97">and</text:span> <text:span text:style-name="T58">Stone</text:span>, C.J. (1984) “Classification and regression trees” Wadsworth International Group, Belmont, CA.</text:p>
      <text:p text:style-name="P7"><text:span text:style-name="T59">Caruana</text:span>, R. <text:span text:style-name="T97">and</text:span> <text:span text:style-name="T57">Niculescu-Mizil</text:span>, A. (2006) “An empirical comparison of supervised <text:span text:style-name="T59">l</text:span>earning algorithms”, In: Proceedings of the twenty-third international conference on machine learning (ICML’06), <text:span text:style-name="T59">Edited by William Cohen &amp; Aandrew Moore, ACM New York, NY, USA, p. 161-168.</text:span></text:p>
      <text:p text:style-name="P8">Karegowda, <text:span text:style-name="T63">A.G</text:span>., Manjunath, <text:span text:style-name="T63">A.S. and</text:span> Jayaram, <text:span text:style-name="T63">M.</text:span>A. (<text:span text:style-name="T63">2010</text:span>) “<text:span text:style-name="T63">Comparative study of attribute selection using gain ratio and correlation based feature selection</text:span>”, In: <text:span text:style-name="T63">I</text:span>nternational Journal of Information Technology and Knowledge Management <text:span text:style-name="T64">(IJITKM), Volume 2, No. 2, p. 271-277.</text:span></text:p>
      <text:p text:style-name="P9">Bouckaert, <text:span text:style-name="T67">R. </text:span>R., Frank, E., Hall <text:span text:style-name="T67">M., </text:span>Kirkby R., Reutemann <text:span text:style-name="T67">P., </text:span>Seewald, <text:span text:style-name="T67">A. and </text:span>Scuse <text:span text:style-name="T67">D. (2018) “WEKA Manual for Version 3-8-3”, In: The University of Waikato, September.</text:span></text:p>
      <text:p text:style-name="P9">Iba, W. <text:span text:style-name="T97">and</text:span> Langley, P. (1992) “Induction of One – Level Decision Trees” In: Proceedings of the Ninth International Conference on Machine Learning. </text:p>
      <text:p text:style-name="P10">Quinlan, J. R. (1993) “C4.5: <text:span text:style-name="T83">P</text:span>rograms for machine learning”, Morgan Kaufmann Publishers <text:span text:style-name="T84">Inc</text:span>, San <text:span text:style-name="T82">Mateo, CA, USA</text:span>.</text:p>
      <text:p text:style-name="P9">Hulten <text:span text:style-name="T81">G.</text:span>, Spencer <text:span text:style-name="T81">L. and</text:span> Domingos <text:span text:style-name="T81">P. (2001)</text:span> “Mining time-changing data streams.” In: ACM SIGKDD Intl. Conf. on Knowledge Discovery and Data Mining, <text:span text:style-name="T81">p.</text:span> 97-106.</text:p>
      <text:p text:style-name="P11"><text:span text:style-name="T85">The University of Waikato, (1999-2017) “WEKA Documentation”, </text:span><text:a xlink:type="simple" xlink:href="http://weka.sourceforge.net/doc.dev/" text:style-name="Internet_20_link" text:visited-style-name="Visited_20_Internet_20_Link"><text:span text:style-name="T86">http://weka.sourceforge.net/doc.dev/</text:span></text:a></text:p>
      <text:p text:style-name="P12">Srinivasan, B. <text:span text:style-name="T97">and</text:span> Mekala, P. <text:span text:style-name="T87">(2014)</text:span> “Mining Social Networking Data for Classification Using REPTree”, International Journal of Advance Research in Computer Science and Management Studies, Volume 2, p. 155-160.</text:p>
      <text:p text:style-name="P13">Landwehr, N., Hall, <text:span text:style-name="T88">M. and</text:span> Frank, <text:span text:style-name="T88">E.</text:span> (2005) “Logistic Model Trees. Machine Learning”, <text:span text:style-name="T88">p. </text:span>161-205.</text:p>
      <text:p text:style-name="P12">Sumner, <text:span text:style-name="T88">M.,</text:span> Frank, <text:span text:style-name="T88">E. and</text:span> Hall, <text:span text:style-name="T88">M. (2005) “</text:span>Speeding up Logistic Model Tree Induction”, In: 9th European Conference on Principles and Practice of Knowledge Discovery in Databases, <text:span text:style-name="T88">p. </text:span>675-683.</text:p>
      <text:p text:style-name="P12">Breiman, <text:span text:style-name="T89">L.</text:span> (2001) “Random Forests. Machine Learning.” <text:span text:style-name="T89">p</text:span>5-32.</text:p>
      <text:p text:style-name="P14">Kohavi, R. (2008) “A Study of Cross-Validation and Bootstrap for Accuracy Estimation and Model Selection” In: International Joint Conference on Artificial Intelligence (IJCAI), Stanford University, Stanford, CA, USA.</text:p>
      <text:p text:style-name="P15"><text:soft-page-break/>Kumar, Y. <text:span text:style-name="T97">and</text:span> Sahoo, G. (2012) “Analysis of Parametric &amp; Non Parametric Classifiers for Classification Technique using WEKA”, In: I.J. Information Technology and Computer Science, p. 43-49.</text:p>
      <text:p text:style-name="P15">Srivastava, S. (2014) “Weka: A Tool for Data preprocessing, Classification, Ensemble, Clustering and Association Rule Mining”, In: International Journal of Computer Applications, Volume 88, Nº 10.</text:p>
      <text:p text:style-name="P16">Katuwal, <text:span text:style-name="T102">R.</text:span> and Suganthan, P.N. <text:span text:style-name="T102">(2018) “Enhancing Multi-Class Classification of RandomForest using Random Vector Functional NeuralNetwork and Oblique Decision Surfaces”, School of Electrical and Electronic Engineering, Nanyang Technological University, Singap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adornments="Regular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  <style:text-properties officeooo:rsid="00dc2e07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creation-date>2010-08-03T10:11:27.48</meta:creation-date>
    <dc:language>pt-BR</dc:language>
    <meta:editing-cycles>283</meta:editing-cycles>
    <meta:editing-duration>P3DT12H59M51S</meta:editing-duration>
    <dc:date>2019-01-30T16:19:06.359000000</dc:date>
    <meta:document-statistic meta:table-count="3" meta:image-count="0" meta:object-count="0" meta:page-count="7" meta:paragraph-count="206" meta:word-count="2525" meta:character-count="16192" meta:non-whitespace-character-count="13884"/>
    <meta:user-defined meta:name="Info 1"/>
    <meta:user-defined meta:name="Info 2"/>
    <meta:user-defined meta:name="Info 3"/>
    <meta:user-defined meta:name="Info 4"/>
  </office:meta>
</office:document-meta>
</file>